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4F000000E2D7F4557DCF9BA09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TBembo-DisplayItalic" svg:font-family="ETBembo-DisplayItalic"/>
    <style:font-face style:name="ETBembo-RomanLF" svg:font-family="ETBembo-RomanL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ff00" draw:fill="none" draw:textarea-vertical-align="middle" draw:auto-grow-height="false" fo:min-height="6.037cm" fo:min-width="0cm"/>
    </style:style>
    <style:style style:name="gr4" style:family="graphic" style:parent-style-name="standard">
      <style:graphic-properties svg:stroke-color="#0000ff" draw:fill="none" draw:textarea-vertical-align="middle" draw:auto-grow-height="false" fo:min-height="6.037cm" fo:min-width="0cm"/>
    </style:style>
    <style:style style:name="gr5" style:family="graphic" style:parent-style-name="standard">
      <style:graphic-properties draw:stroke="none" svg:stroke-color="#000000" draw:fill="none" draw:fill-color="#ffffff" fo:min-height="2.18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00ff00" draw:fill="none" draw:textarea-vertical-align="middle" draw:auto-grow-height="false" fo:min-height="2.873cm" fo:min-width="0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800000"/>
    </style:style>
    <style:style style:name="P4" style:family="paragraph">
      <loext:graphic-properties draw:fill="none" draw:fill-color="#ffffff"/>
      <style:text-properties fo:color="#00ff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00ff"/>
    </style:style>
    <style:style style:name="P6" style:family="paragraph">
      <loext:graphic-properties draw:fill="none" draw:fill-color="#ffffff"/>
      <style:text-properties fo:color="#00ff00" fo:font-size="12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99284c" fo:font-size="18pt" fo:font-weight="bold" style:font-size-asian="18pt" style:font-size-complex="18pt"/>
    </style:style>
    <style:style style:name="T1" style:family="text">
      <style:text-properties fo:color="#800000"/>
    </style:style>
    <style:style style:name="T2" style:family="text">
      <style:text-properties fo:font-variant="normal" fo:text-transform="none" fo:color="#0e0e0e" style:text-outline="false" style:text-line-through-style="none" style:text-line-through-type="none" style:font-name="ETBembo-RomanLF" fo:font-size="8pt" fo:text-shadow="none" style:text-underline-style="none" fo:font-weight="normal" style:letter-kerning="true" style:font-name-asian="ETBembo-RomanLF" style:font-size-asian="16.5pt" style:font-weight-asian="normal" style:font-name-complex="ETBembo-RomanLF" style:font-size-complex="16.5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e0e0e" style:text-outline="false" style:text-line-through-style="none" style:text-line-through-type="none" style:font-name="ETBembo-DisplayItalic" fo:font-size="8pt" fo:font-style="italic" fo:text-shadow="none" style:text-underline-style="none" fo:font-weight="normal" style:letter-kerning="true" style:font-name-asian="ETBembo-DisplayItalic" style:font-size-asian="16.5pt" style:font-style-asian="italic" style:font-weight-asian="normal" style:font-name-complex="ETBembo-DisplayItalic" style:font-size-complex="16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e0e0e" style:text-outline="false" style:text-line-through-style="none" style:text-line-through-type="none" style:font-name="ETBembo-RomanLF" fo:font-size="8pt" fo:font-style="normal" fo:text-shadow="none" style:text-underline-style="none" fo:font-weight="normal" style:letter-kerning="true" style:font-name-asian="ETBembo-RomanLF" style:font-size-asian="16.5pt" style:font-style-asian="normal" style:font-weight-asian="normal" style:font-name-complex="ETBembo-RomanLF" style:font-size-complex="16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ff00" fo:font-size="18pt" style:font-size-asian="18pt" style:font-size-complex="18pt"/>
    </style:style>
    <style:style style:name="T6" style:family="text">
      <style:text-properties fo:color="#0000ff"/>
    </style:style>
    <style:style style:name="T7" style:family="text">
      <style:text-properties fo:color="#00ff00" fo:font-size="12pt" style:font-size-asian="18pt" style:font-size-complex="18pt"/>
    </style:style>
    <style:style style:name="T8" style:family="text">
      <style:text-properties fo:color="#99284c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8.7cm" svg:x2="14cm" svg:y2="8.7cm">
          <text:p/>
        </draw:line>
        <draw:line draw:style-name="gr2" draw:text-style-name="P1" draw:layer="layout" svg:x1="7.6cm" svg:y1="5.6cm" svg:x2="7.6cm" svg:y2="8.6cm">
          <text:p/>
        </draw:line>
        <draw:custom-shape draw:style-name="gr3" draw:text-style-name="P1" draw:layer="layout" svg:width="0.86cm" svg:height="6.633cm" draw:transform="rotate (-1.5707963267949) translate (7.533cm 9.1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86cm" svg:height="6.633cm" draw:transform="rotate (-1.5707963267949) translate (14.233cm 9.1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14.2cm" svg:height="2.435cm" svg:x="0.3cm" svg:y="0.3cm">
          <draw:text-box>
            <text:p text:style-name="P2"><text:span text:style-name="T1">Data Analysis</text:span></text:p>
            <text:p text:style-name="P2"><text:span text:style-name="T2">Wickham, H., and G. Grolemund. 2017. </text:span><text:span text:style-name="T3">R for Data Science</text:span><text:span text:style-name="T4">. O’Reilly. </text:span><text:span text:style-name="T4"><text:a xlink:href="http://r4ds.had.co.nz/" xlink:type="simple">http://r4ds.had.co.nz/</text:a></text:span><text:span text:style-name="T1"><text:s/></text:span></text:p>
          </draw:text-box>
        </draw:frame>
        <draw:frame draw:style-name="gr6" draw:text-style-name="P4" draw:layer="layout" svg:width="2.3cm" svg:height="1cm" svg:x="3.1cm" svg:y="10.2cm">
          <draw:text-box>
            <text:p><text:span text:style-name="T5">before</text:span></text:p>
          </draw:text-box>
        </draw:frame>
        <draw:frame draw:style-name="gr7" draw:text-style-name="P5" draw:layer="layout" svg:width="1.9cm" svg:height="0.962cm" svg:x="10.1cm" svg:y="10.3cm">
          <draw:text-box>
            <text:p><text:span text:style-name="T6">after</text:span></text:p>
          </draw:text-box>
        </draw:frame>
        <draw:custom-shape draw:style-name="gr8" draw:text-style-name="P1" draw:layer="layout" svg:width="0.86cm" svg:height="3.293cm" draw:transform="rotate (1.5707963267949) translate (0.907cm 8.0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86cm" svg:height="3.293cm" draw:transform="rotate (1.5707963267949) translate (4.207cm 8.0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draw:layer="layout" svg:width="2.5cm" svg:height="1.199cm" svg:x="1.6cm" svg:y="6cm">
          <draw:text-box>
            <text:p><text:span text:style-name="T7">planning / </text:span></text:p>
            <text:p><text:span text:style-name="T7">design</text:span></text:p>
          </draw:text-box>
        </draw:frame>
        <draw:frame draw:style-name="gr9" draw:text-style-name="P6" draw:layer="layout" svg:width="2.5cm" svg:height="1.199cm" svg:x="4.9cm" svg:y="6.001cm">
          <draw:text-box>
            <text:p><text:span text:style-name="T7">data <text:s/></text:span></text:p>
            <text:p><text:span text:style-name="T7">collection</text:span></text:p>
          </draw:text-box>
        </draw:frame>
        <draw:frame draw:style-name="gr10" draw:text-style-name="P7" draw:layer="layout" svg:width="0.68cm" svg:height="0.962cm" svg:x="14cm" svg:y="8.1cm">
          <draw:text-box>
            <text:p>t</text:p>
          </draw:text-box>
        </draw:frame>
        <draw:frame draw:style-name="gr11" draw:text-style-name="P1" draw:layer="layout" svg:width="8.8cm" svg:height="3.365cm" svg:x="3cm" svg:y="1.77cm">
          <draw:image xlink:href="Pictures/100002010000024F000000E2D7F4557DCF9BA099.png" xlink:type="simple" xlink:show="embed" xlink:actuate="onLoad">
            <text:p/>
          </draw:image>
        </draw:frame>
        <draw:line draw:style-name="gr12" draw:text-style-name="P1" draw:layer="layout" svg:x1="7.6cm" svg:y1="5.6cm" svg:x2="2.8cm" svg:y2="5cm">
          <text:p/>
        </draw:line>
        <draw:line draw:style-name="gr12" draw:text-style-name="P1" draw:layer="layout" svg:x1="7.6cm" svg:y1="5.6cm" svg:x2="11.7cm" svg:y2="4.9cm">
          <text:p/>
        </draw:line>
        <draw:line draw:style-name="gr12" draw:text-style-name="P1" draw:layer="layout" svg:x1="11.6cm" svg:y1="3.2cm" svg:x2="12cm" svg:y2="3.2cm">
          <text:p/>
        </draw:line>
        <draw:line draw:style-name="gr2" draw:text-style-name="P1" draw:layer="layout" svg:x1="12cm" svg:y1="3.2cm" svg:x2="12cm" svg:y2="6cm">
          <text:p/>
        </draw:line>
        <draw:frame draw:style-name="gr13" draw:text-style-name="P8" draw:layer="layout" svg:width="5.129cm" svg:height="0.962cm" svg:x="9cm" svg:y="6.3cm">
          <draw:text-box>
            <text:p><text:span text:style-name="T8">Reproduci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TBembo-DisplayItalic" svg:font-family="ETBembo-DisplayItalic"/>
    <style:font-face style:name="ETBembo-RomanLF" svg:font-family="ETBembo-RomanL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1T10:03:00.746679236</dc:date>
    <meta:editing-duration>PT43M8S</meta:editing-duration>
    <meta:editing-cycles>9</meta:editing-cycles>
    <meta:generator>LibreOffice/6.0.3.2$MacOSX_X86_64 LibreOffice_project/8f48d515416608e3a835360314dac7e47fd0b821</meta:generator>
    <meta:document-statistic meta:object-count="18"/>
  </office:meta>
</office:document-meta>
</file>